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float" office:value="68.096441" calcext:value-type="float">
            <text:p>68,096441</text:p>
          </table:table-cell>
          <table:table-cell table:style-name="ce1" office:value-type="float" office:value="64.24153" calcext:value-type="float">
            <text:p>64,24153</text:p>
          </table:table-cell>
          <table:table-cell table:style-name="ce1" office:value-type="float" office:value="63.831643" calcext:value-type="float">
            <text:p>63,831643</text:p>
          </table:table-cell>
          <table:table-cell table:style-name="ce1" office:value-type="float" office:value="62.958741" calcext:value-type="float">
            <text:p>62,958741</text:p>
          </table:table-cell>
          <table:table-cell table:style-name="ce1" office:value-type="float" office:value="60.88553" calcext:value-type="float">
            <text:p>60,8855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06001" calcext:value-type="float">
            <text:p>1,06001</text:p>
          </table:table-cell>
          <table:table-cell office:value-type="float" office:value="1.06681" calcext:value-type="float">
            <text:p>1,06681</text:p>
          </table:table-cell>
          <table:table-cell office:value-type="float" office:value="1.0816" calcext:value-type="float">
            <text:p>1,0816</text:p>
          </table:table-cell>
          <table:table-cell office:value-type="float" office:value="1.11843" calcext:value-type="float">
            <text:p>1,1184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30005" calcext:value-type="float">
            <text:p>0,530005</text:p>
          </table:table-cell>
          <table:table-cell office:value-type="float" office:value="0.2667025" calcext:value-type="float">
            <text:p>0,2667025</text:p>
          </table:table-cell>
          <table:table-cell office:value-type="float" office:value="0.1352" calcext:value-type="float">
            <text:p>0,1352</text:p>
          </table:table-cell>
          <table:table-cell office:value-type="float" office:value="0.0932025" calcext:value-type="float">
            <text:p>0,0932025</text:p>
          </table:table-cell>
          <table:table-cell table:number-columns-repeated="58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02:50:06.1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Александр Ивакин</meta:initial-creator>
    <meta:creation-date>2015-06-05T18:17:20</meta:creation-date>
    <dc:date>2021-03-29T02:50:39.186000000</dc:date>
    <meta:generator>LibreOffice/6.3.0.4$Windows_x86 LibreOffice_project/057fc023c990d676a43019934386b85b21a9ee99</meta:generator>
    <meta:editing-duration>PT8M35S</meta:editing-duration>
    <meta:editing-cycles>7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